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c032" officeooo:paragraph-rsid="0019c032"/>
    </style:style>
    <style:style style:name="T1" style:family="text">
      <style:text-properties officeooo:rsid="001a70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geheroin</text:p>
      <text:p text:style-name="P1"/>
      <text:p text:style-name="P1">Æbler.</text:p>
      <text:p text:style-name="P1">Fylder liv med lys.</text:p>
      <text:p text:style-name="P1">Nej med ja.</text:p>
      <text:p text:style-name="P1">Stilhed med samtale.</text:p>
      <text:p text:style-name="P1">Men kan ikke holde farten.</text:p>
      <text:p text:style-name="P1"/>
      <text:p text:style-name="P1">Stopper bilen ved krydset.</text:p>
      <text:p text:style-name="P1">Ikke sikker om den køre<text:span text:style-name="T1">r</text:span> videre.</text:p>
      <text:p text:style-name="P1">Ved ikke om jeg skal dreje.</text:p>
      <text:p text:style-name="P1">Bilen kan ikke dreje.</text:p>
      <text:p text:style-name="P1"/>
      <text:p text:style-name="P1">Trykker på speederen igen ligesom sidst.</text:p>
      <text:p text:style-name="P1">Kan ikke se farten.</text:p>
      <text:p text:style-name="P1">Speedometeret er forsvundet.</text:p>
      <text:p text:style-name="P1">Min fremtid er forsvundet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4T10:22:46.186553433</meta:creation-date>
    <dc:date>2022-03-17T08:22:57.108254785</dc:date>
    <meta:editing-duration>PT10M53S</meta:editing-duration>
    <meta:editing-cycles>2</meta:editing-cycles>
    <meta:generator>LibreOffice/7.3.1.3$Linux_X86_64 LibreOffice_project/30$Build-3</meta:generator>
    <meta:document-statistic meta:table-count="0" meta:image-count="0" meta:object-count="0" meta:page-count="1" meta:paragraph-count="14" meta:word-count="54" meta:character-count="311" meta:non-whitespace-character-count="271"/>
  </office:meta>
</office:document-meta>
</file>